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 svg:font-family="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Nunito"/>
    </style:style>
    <style:style style:name="P2" style:family="paragraph" style:parent-style-name="Text_20_body" style:list-style-name="L1">
      <style:paragraph-properties fo:text-align="justify" style:justify-single-word="false"/>
      <style:text-properties style:font-name="Nunito"/>
    </style:style>
    <style:style style:name="P3" style:family="paragraph" style:parent-style-name="Text_20_body" style:list-style-name="L2">
      <style:paragraph-properties fo:text-align="justify" style:justify-single-word="false"/>
      <style:text-properties style:font-name="Nunito"/>
    </style:style>
    <style:style style:name="P4" style:family="paragraph" style:parent-style-name="Text_20_body">
      <style:paragraph-properties fo:text-align="justify" style:justify-single-word="false"/>
      <style:text-properties style:font-name="Nunito" officeooo:paragraph-rsid="000e9866"/>
    </style:style>
    <style:style style:name="P5" style:family="paragraph" style:parent-style-name="Text_20_body">
      <style:paragraph-properties fo:text-align="center" style:justify-single-word="false"/>
      <style:text-properties style:font-name="Nunito"/>
    </style:style>
    <style:style style:name="P6" style:family="paragraph" style:parent-style-name="Text_20_body">
      <style:paragraph-properties fo:text-align="justify" style:justify-single-word="false"/>
      <style:text-properties style:font-name="Nunito" fo:font-weight="bold" style:font-weight-asian="bold" style:font-weight-complex="bold"/>
    </style:style>
    <style:style style:name="P7" style:family="paragraph" style:parent-style-name="Text_20_body">
      <style:paragraph-properties fo:text-align="justify" style:justify-single-word="false"/>
    </style:style>
    <style:style style:name="T1" style:family="text">
      <style:text-properties style:font-name="N"/>
    </style:style>
    <style:style style:name="T2" style:family="text">
      <style:text-properties style:font-name="Nunito"/>
    </style:style>
    <style:style style:name="T3" style:family="text">
      <style:text-properties style:font-name="Nunito" fo:background-color="#ffff00" loext:char-shading-value="0"/>
    </style:style>
    <style:style style:name="T4" style:family="text">
      <style:text-properties style:font-name="Nunito" fo:background-color="#ffff00" loext:char-shading-value="0"/>
    </style:style>
    <style:style style:name="T5" style:family="text">
      <style:text-properties style:font-name="Nunito" fo:font-weight="bold" fo:background-color="#ffff00" loext:char-shading-value="0" style:font-weight-asian="bold" style:font-weight-complex="bold"/>
    </style:style>
    <style:style style:name="T6" style:family="text">
      <style:text-properties style:font-name="Nunito" fo:font-weight="bold" style:font-weight-asian="bold" style:font-weight-complex="bold"/>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font-weight="bold" style:font-weight-asian="bold" style:font-weight-complex="bold"/>
    </style:style>
    <style:style style:name="T10" style:family="text">
      <style:text-properties fo:font-weight="bold" fo:background-color="#ffff00" loext:char-shading-value="0"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text:span text:style-name="T9">12 maneras de diseñar para todos</text:span></text:p>
      <text:p text:style-name="P1">El diseño inclusivo considera el mayor número de personas y habilidades posibles. Va más allá de la accesibilidad, que se centra específicamente en las personas con discapacidad y en cómo hacer que los sitios o aplicaciones sean utilizables para ellos.</text:p>
      <text:p text:style-name="P1">La premisa del diseño inclusivo es que aparte de las discapacidades permanentes hay discapacidades temporales, situacionales o cambiantes que nos afectan a todos. Utilizamos dispositivos móviles en ambientes ruidosos, luchamos con la mirada de pantalla en la luz solar, e intentamos tocar enlaces en pantallas táctil que se colocan demasiado cerca unas de otras, todo lo cual nos deja temporalmente deteriorados.</text:p>
      <text:p text:style-name="P1"><text:s/></text:p>
      <text:p text:style-name="P4"><text:span text:style-name="T10">1.</text:span><text:span text:style-name="T8"> </text:span><text:span text:style-name="T10">Conoce a la gente para la que diseñas</text:span></text:p>
      <text:p text:style-name="P4">Steve Fisher, fundador y diseñador principal de la canadiense UX y la consultora de tecnología web y tecnología web The Republic of Quality, argumentó que el diseño inclusivo es algo más que buenas intenciones y esperando que lo tengas bien.</text:p>
      <text:p text:style-name="P1">Tienes que conocer a los grupos y a la gente para la que está tu diseño, dijo. Claro, no es posible pasar tiempo con todos en el mundo, pero puedes ampliar los grupos con los que pruebas, los equipos con los que trabajas, los que te aconsejan y los que son parte de tus círculos sociales.</text:p>
      <text:p text:style-name="P1">El diseño no es sólo un momento, es el pensamiento que tomamos y las acciones que ponemos a diario. Desde mi perspectiva, el diseño está destinado a mejorar el mundo. El gran diseño hace que el mundo sea mejor para todos. Todo el diseño debe ser inclusivo.</text:p>
      <text:p text:style-name="P1">Esta información debe ser compilada en su informe de diseño. Obtenga una inspiración con nuestro resumen de grandes ejemplos de una fuerte cartera de diseño web.</text:p>
      <text:p text:style-name="P1"/>
      <text:p text:style-name="P6">2. <text:span text:style-name="T8">Recuerde que cada uno de los beneficios del cliente</text:span></text:p>
      <text:p text:style-name="P1">En el primer mundo móvil actual, cada cliente se beneficia de la accesibilidad a diario, que es la clave para apreciar la importancia del diseño inclusivo, destacó Robin Christopherson, jefe de inclusión digital de la organización benéfica británica AbilityNet.</text:p>
      <text:p text:style-name="P1">Cuando usted lucha para ver el texto en una computadora de escritorio, usted consigue un monitor más grande o reducir la resolución de la pantalla, y usted puede elegir su teclado y el ratón preferidos", explicó.</text:p>
      <text:p text:style-name="P1"><text:soft-page-break/>Ahora miramos una pequeña sábana de vidrio en un día soleado, hacemos malabares con nuestros teléfonos con una sola mano, nos distraemos o con prisa. Estamos, literalmente, temporalmente la visión, el motor, la audición y con deterioro cognitivo a diario.</text:p>
      <text:p text:style-name="P1">Robin señaló que sin la accesibilidad en el corazón de todo lo que haces, estarás produciendo sitios web y aplicaciones que dejan no sólo a los compradores discapacitados, sino a casi todos tus clientes, frustrados y deseosos de llevar su dinero a otro lugar, aumentando tu tasa de rebote y disminuyendo las conversiones. </text:p>
      <text:p text:style-name="P1"/>
      <text:p text:style-name="P6">3. <text:span text:style-name="T8">Identificar sus suposiciones</text:span></text:p>
      <text:p text:style-name="P7"><text:span text:style-name="T2">La estratega de Contenidos y experta en UX </text:span><text:a xlink:type="simple" xlink:href="http://www.sarawb.com/" text:style-name="Internet_20_link" text:visited-style-name="Visited_20_Internet_20_Link"><text:span text:style-name="T2">Sara Wachter-Boettcher</text:span></text:a><text:span text:style-name="T2">, autora de </text:span><text:a xlink:type="simple" xlink:href="http://www.sarawb.com/technically-wrong/" text:style-name="Internet_20_link" text:visited-style-name="Visited_20_Internet_20_Link"><text:span text:style-name="Emphasis"><text:span text:style-name="T2">Técnicamente Equiradas:</text:span></text:span></text:a><text:span text:style-name="T2"> </text:span><text:a xlink:type="simple" xlink:href="http://www.sarawb.com/technically-wrong/" text:style-name="Internet_20_link" text:visited-style-name="Visited_20_Internet_20_Link"><text:span text:style-name="Emphasis"><text:span text:style-name="T2">Sexist-Aplicaciones Sexist, Biased Algoritmos, y Otras Amenazas de Toxic Tech</text:span></text:span></text:a><text:span text:style-name="T2">, argumentó que todos hacemos suposiciones en nuestro trabajo y nuestra vida. Esto es normal, pero cuando no hacemos un balance de cuáles son esas suposiciones y cómo podrían afectar a otros, podemos dejar a la gente fuera y ni siquiera darnos cuenta.</text:span></text:p>
      <text:p text:style-name="P1">Cuestionar suposiciones significa tomar lo que crees que es cierto acerca de tus usuarios.Por ejemplo, que apreciarán tu copia divertida y peculiar, o que están sentados en casa divisando cómodamente tu sitio web en una pantalla grande y luego preguntando, y luego preguntando, y si es cierto si lo contrario es cierto?</text:p>
      <text:p text:style-name="P7"><text:span text:style-name="Citation"><text:span text:style-name="T2">Sara Wachter-Boettcher</text:span></text:span><text:span text:style-name="T2"> </text:span></text:p>
      <text:p text:style-name="P1">Preguntar suposiciones significa tomar lo que crees que es cierto acerca de tus usuarios, por ejemplo, que apreciarán tu copia divertida y peculiar, o que están sentados en casa cómodamente desplazándose tu sitio web en una pantalla grande y luego preguntando, qué pasa si es cierto? explicó. Y si nuestra broma llega en mal momento o desencadenó un mal recuerdo? Y si están tratando de terminar una tarea de su tableta en el aeropuerto con un cinco por ciento de duración de la batería y mal wifi? Esta experiencia sigue funcionando, o no? Qué tan mal se rompe?</text:p>
      <text:p text:style-name="P1">No vas a ser perfecto cada vez, Sara aconsejado, pero cuanto más trabajes para reconocer tus suposiciones, más fácil será más inclusivo, más a menudo.</text:p>
      <text:p text:style-name="P6">4. <text:span text:style-name="T8">Recuerde que el diseño inclusivo debe ser parte de cada etapa del desarrollo de productos</text:span></text:p>
      <text:p text:style-name="P7"><text:span text:style-name="T2">El diseño inclusivo debe ser considerado en cada etapa al construir un producto, incluyendo estrategia, diseño y desarrollo, destacó </text:span><text:a xlink:type="simple" xlink:href="https://twitter.com/sarah_federman" office:target-frame-name="_blank" xlink:show="new" text:style-name="Internet_20_link" text:visited-style-name="Visited_20_Internet_20_Link"><text:span text:style-name="T2">Sarah Federman</text:span></text:a><text:span text:style-name="T2">, una ingeniera de diseño de Adobe.</text:span></text:p>
      <text:p text:style-name="P1"><text:soft-page-break/>En la etapa de diseño, tenemos que considerar cosas como documentar la interacción esperada del teclado y el orden de lectura, contraste de color, y accesibilidad de texto y medios, recomendó. Los gerentes de proyectos necesitan estar rastreando esto y los desarrolladores necesitan saber cómo debe comportarse su aplicación, no sólo cómo se ve. Es una responsabilidad compartida en toda la organización.</text:p>
      <text:p text:style-name="P1">Sarah también enfaticó que nada de lo que se ha hecho en ninguna etapa importa si no lo hace fuera de la puerta.</text:p>
      <text:p text:style-name="P1">Si haces un trabajo increíble documentando la accesibilidad al teclado, pero un desarrollador nunca lo ve o se implementó incorrectamente, tu trabajo termina teniendo poco valor para tus usuarios finales. La comunicación y el seguimiento son realmente claves para ofrecer una gran experiencia inclusiva.</text:p>
      <text:p text:style-name="P7"><text:span text:style-name="Citation"><text:span text:style-name="T2">Sarah Federman</text:span></text:span><text:span text:style-name="T2"> </text:span></text:p>
      <text:p text:style-name="P1">Si haces un trabajo increíble documentando la accesibilidad al teclado, pero un desarrollador nunca lo ve o se implementó incorrectamente, tu trabajo termina teniendo poco valor para tus usuarios finales. La comunicación y el seguimiento son realmente claves para ofrecer una gran experiencia inclusiva.</text:p>
      <text:p text:style-name="P6">5. <text:span text:style-name="T8">No deje que los datos se apoderen</text:span></text:p>
      <text:p text:style-name="P1">Los datos juegan un papel crucial en el diseño. Ayuda a las empresas a entender a sus usuarios y puede ser utilizado para mejorar la UX de un producto. Es importante, sin embargo, no hacer demasiado hincapié en los datos.</text:p>
      <text:p text:style-name="P7"><text:span text:style-name="T2">Datat, le advirtió </text:span><text:a xlink:type="simple" xlink:href="https://twitter.com/IvanaMcConnell" office:target-frame-name="_blank" xlink:show="new" text:style-name="Internet_20_link" text:visited-style-name="Visited_20_Internet_20_Link"><text:span text:style-name="T2">a Ivana McConnell</text:span></text:a><text:span text:style-name="T2">, diseñadora senior de UI/UX de </text:span><text:a xlink:type="simple" xlink:href="https://customer.io/" office:target-frame-name="_blank" xlink:show="new" text:style-name="Internet_20_link" text:visited-style-name="Visited_20_Internet_20_Link"><text:span text:style-name="T2">Customer.io</text:span></text:a><text:span text:style-name="T2">. Al tomar decisiones basadas en datos, recuerde que los datos son tan buenos como aquellos que los recogen y hacen preguntas de ello. Diversos equipos, construidos con prácticas de contratación inclusivas, son imperativos. Traen los puntos de vista que ayudan a que los datos rinda cuentas y hacen las preguntas correctas de esos datos. Los números son tan neutros como las personas que los usan.</text:span></text:p>
      <text:p text:style-name="P6">6. <text:span text:style-name="T8">Diseño para usos poco comunes primero</text:span></text:p>
      <text:p text:style-name="P7"><text:span text:style-name="T2">Para crear interfaces verdaderamente inclusivas, tenemos que ser tan buenos en la creación de interfaces para personas con discapacidades como estamos en la creación de interfaces para nosotros mismos, señaló </text:span><text:a xlink:type="simple" xlink:href="https://vasilis.nl/" office:target-frame-name="_blank" xlink:show="new" text:style-name="Internet_20_link" text:visited-style-name="Visited_20_Internet_20_Link"><text:span text:style-name="T2">Vasilis van Gemert</text:span></text:a><text:span text:style-name="T2">, profesor de la Universidad de Ciencias Aplicadas en Amsterdam.</text:span></text:p>
      <text:p text:style-name="P1"><text:soft-page-break/>Hay toneladas de patrones maravillosos que funcionan para los usuarios regulares con un ratón, o un dispositivo táctil, y una pantalla, dijo. En estos patrones la parte no visual, no táctil, no de ratón de la interfaz es una reflexión posterior en el mejor de los casos. Es deprimente ver a personas con tecnología de asistencia luchando por utilizar algunas de estas interfaces muy comunes.</text:p>
      <text:p text:style-name="P7"><text:span text:style-name="T2">Vasilis sugiere que empezamos a diseñar </text:span><text:span text:style-name="Emphasis"><text:span text:style-name="T2">primero poco común</text:span></text:span><text:span text:style-name="T2">. Esto significa diseñar una hermosa interfaz que funcione agradablemente con un teclado primero, y luego agregar las interacciones más comunes como una idea posterior.</text:span></text:p>
      <text:p text:style-name="P1">Y si nos aseguramos de que la jerarquía es completamente clara para un lector de pantalla primero, y sólo entonces comienza a agregar jerarquía visual? Tal vez si hacemos eso por un tiempo, podremos crear diseños verdaderamente inclusivos.</text:p>
      <text:p text:style-name="P7"><text:span text:style-name="T2">Para obtener más información sobre esta idea, lea la entrada del blog Vasilis. </text:span><text:a xlink:type="simple" xlink:href="https://vasilis.nl/research/2017/12/methods-of-crisis/" office:target-frame-name="_blank" xlink:show="new" text:style-name="Internet_20_link" text:visited-style-name="Visited_20_Internet_20_Link"><text:span text:style-name="T2">Método de crisis</text:span></text:a><text:span text:style-name="T2"> y mira su charla "Diseño exclusivo":</text:span></text:p>
      <text:p text:style-name="P6">7. <text:span text:style-name="T8">Ser considerado al usar color</text:span></text:p>
      <text:p text:style-name="P7"><text:span text:style-name="T2">El color es una forma eficaz de mejorar el potencial de comunicación de un diseño. Sin embargo, como señaló </text:span><text:a xlink:type="simple" xlink:href="https://twitter.com/jamieknight" office:target-frame-name="_blank" xlink:show="new" text:style-name="Internet_20_link" text:visited-style-name="Visited_20_Internet_20_Link"><text:span text:style-name="T2">Jamie Knight</text:span></text:a><text:span text:style-name="T2">, especialista senior en accesibilidad de la BBC, para que la comunicación llegue a todos un poco de cuidado.</text:span></text:p>
      <text:p text:style-name="P1">Un usuario no puede recibir información comunicada a través de color debido a una gama de factores, explicó. Por ejemplo, cuando un teléfono se utiliza a la luz solar directa o por un usuario con una pantalla mal configurada. Otros usuarios perciben el color de manera diferente debido a la ceguera de color.</text:p>
      <text:p text:style-name="P1">Jamie sugirió dos técnicas para asegurar que el color funcione para la mayoría de las personas la mayor parte del tiempo:</text:p>
      <text:list xml:id="list936180523" text:style-name="L1">
        <text:list-item>
          <text:p text:style-name="P2">Usa un buen contraste. Una relación de 4:1 es un buen punto de partida, pero no hay límite superior. El buen contraste es una base de buen diseño de color. </text:p>
        </text:list-item>
        <text:list-item>
          <text:p text:style-name="P2">Evite confiar en el color para el significado. Añadir elementos de diseño que ayuden a mejorar el flujo y el enfoque de interacciones, como subrayar enlaces o añadir texturas, así como colores a gráficos y gráficos. </text:p>
        </text:list-item>
      </text:list>
      <text:p text:style-name="P6">8. <text:span text:style-name="T8">Diseño con las permitencias claras</text:span></text:p>
      <text:p text:style-name="P1">Los asequibles son indicadores de lo que se puede hacer dentro de una página web o sitio. Por ejemplo, un cuadro de búsqueda indica al usuario que el sitio tiene una búsqueda, y un botón indica que algo es clickable.</text:p>
      <text:p text:style-name="P1"><text:soft-page-break/>Para apoyar a la gama más amplia de usuarios, asegúrese de que los elementos interactivos se vean interactivos, recomendó Jamie Knight. -Trata de evitar ir demasiado plano con botones y elementos. Pueden verse bien, pero si los usuarios no saben lo que hacen, entonces no son muy útiles.</text:p>
      <text:p text:style-name="P7"><text:a xlink:type="simple" xlink:href="https://twitter.com/intent/tweet?text=Designing%20with%20clear%20affordances%20helps%20everyone%20http%3A%2F%2Fbit.ly%2F2GbfX3F%20%40ShopifyPartners" office:target-frame-name="_blank" xlink:show="new" text:style-name="Internet_20_link" text:visited-style-name="Visited_20_Internet_20_Link"><text:span text:style-name="T2">Diseñar con asequancias claras ayuda a todos</text:span></text:a><text:span text:style-name="T2"> pero es especialmente útil para los usuarios con discapacidad cognitiva, los usuarios distraídos o los usuarios a toda prisa, explicó Jamie.</text:span></text:p>
      <text:p text:style-name="P1">Como regla general, una cosa en una página puede ser obvia. Tres cosas pueden ser fáciles, y todo lo demás es posible.</text:p>
      <text:p text:style-name="P7"><text:span text:style-name="T2">Para obtener más información sobre este concepto, lea El </text:span><text:a xlink:type="simple" xlink:href="https://signalvnoise.com/posts/3047-the-obvious-the-easy-and-the-possible" office:target-frame-name="_blank" xlink:show="new" text:style-name="Internet_20_link" text:visited-style-name="Visited_20_Internet_20_Link"><text:span text:style-name="T2">Obvioso, el Fácil y lo posible por</text:span></text:a><text:span text:style-name="T2"> Jason Fried en el blog Basecamps Signal vs Noise.</text:span></text:p>
      <text:p text:style-name="P6">9. <text:span text:style-name="T8">Diseñar interfaces de usuario inclusivas</text:span></text:p>
      <text:p text:style-name="P7"><text:span text:style-name="T2">Las interfaces funcionales son más que la construcción de hermosos componentes de interfaz de usuario que aparecen y desaparecen en interacciones específicas, advirtió </text:span><text:a xlink:type="simple" xlink:href="https://twitter.com/stefanjudis" office:target-frame-name="_blank" xlink:show="new" text:style-name="Internet_20_link" text:visited-style-name="Visited_20_Internet_20_Link"><text:span text:style-name="T2">Stefan Judis</text:span></text:a><text:span text:style-name="T2">, desarrollador evangelista en la startup de gestión de contenidos </text:span><text:a xlink:type="simple" xlink:href="https://www.contentful.com/" office:target-frame-name="_blank" xlink:show="new" text:style-name="Internet_20_link" text:visited-style-name="Visited_20_Internet_20_Link"><text:span text:style-name="T2">Contentful</text:span></text:a><text:span text:style-name="T2"> y curador de </text:span><text:a xlink:type="simple" xlink:href="https://www.perf-tooling.today/" office:target-frame-name="_blank" xlink:show="new" text:style-name="Internet_20_link" text:visited-style-name="Visited_20_Internet_20_Link"><text:span text:style-name="T2">Perf Tooling Today</text:span></text:a><text:span text:style-name="T2">.</text:span></text:p>
      <text:p text:style-name="P7"><text:span text:style-name="T2">Tomemos un diálogo modal, por ejemplo, dijo. Creerlos de la mejor manera posible incluye mucho más que las líneas CSS de </text:span><text:span text:style-name="Source_20_Text"><text:span text:style-name="T2">display: block</text:span></text:span><text:span text:style-name="T2">y </text:span><text:span text:style-name="Source_20_Text"><text:span text:style-name="T2">display: none</text:span></text:span><text:span text:style-name="T2">..</text:span></text:p>
      <text:p text:style-name="P1">Stefan recomendó hacerse las siguientes preguntas:</text:p>
      <text:list xml:id="list2720640040" text:style-name="L2">
        <text:list-item>
          <text:p text:style-name="P3">Puede abrir y cerrar el diálogo modal a través del teclado? </text:p>
        </text:list-item>
        <text:list-item>
          <text:p text:style-name="P3">Es posible interactuar con el contenido detrás del modal? </text:p>
        </text:list-item>
        <text:list-item>
          <text:p text:style-name="P3">Las personas que utilizan tecnologías de asistencia como los lectores de pantalla están informados sobre el modal de apertura? </text:p>
        </text:list-item>
      </text:list>
      <text:p text:style-name="P1">Las UI de elaboración de ideas que son utilizables para todos pueden no ser la cosa más fácil de hacer o el objetivo principal de su producto, admitió Stefan. Pero seguir un enfoque de diseño y desarrollo inclusivo conducirá a usuarios más felices y un mejor producto, que siempre es el objetivo principal, verdad?</text:p>
      <text:p text:style-name="P6">10. <text:span text:style-name="T8">Diseñar correos electrónicos inclusivos</text:span></text:p>
      <text:p text:style-name="P1">El correo electrónico HTML a menudo se pasa por alto en muchas áreas de desarrollo, sobre todo la accesibilidad.</text:p>
      <text:p text:style-name="P7"><text:span text:style-name="T2">En muchos sentidos, el diseño inclusivo para el correo electrónico es el mismo que el diseño inclusivo para la web. Sin embargo, hay muchas más restricciones de código para el correo </text:span><text:soft-page-break/><text:span text:style-name="T2">electrónico, lo que hace difícil mantener la consistencia del diseño, explicó </text:span><text:a xlink:type="simple" xlink:href="https://www.rebelmail.com/" office:target-frame-name="_blank" xlink:show="new" text:style-name="Internet_20_link" text:visited-style-name="Visited_20_Internet_20_Link"><text:span text:style-name="T2">el</text:span></text:a><text:span text:style-name="T2"> hacker de correo electrónico </text:span><text:a xlink:type="simple" xlink:href="https://twitter.com/M_J_Robbins" office:target-frame-name="_blank" xlink:show="new" text:style-name="Internet_20_link" text:visited-style-name="Visited_20_Internet_20_Link"><text:span text:style-name="T2">de</text:span></text:a><text:span text:style-name="T2"> </text:span><text:a xlink:type="simple" xlink:href="https://www.rebelmail.com/" office:target-frame-name="_blank" xlink:show="new" text:style-name="Internet_20_link" text:visited-style-name="Visited_20_Internet_20_Link"><text:span text:style-name="T2">Rebel</text:span></text:a><text:span text:style-name="T2"> </text:span><text:a xlink:type="simple" xlink:href="https://twitter.com/M_J_Robbins" office:target-frame-name="_blank" xlink:show="new" text:style-name="Internet_20_link" text:visited-style-name="Visited_20_Internet_20_Link"><text:span text:style-name="T2">Mark Robbins</text:span></text:a><text:span text:style-name="T2">. Para sortear esto, muchas personas segonan código semántico y colocan grandes cantidades de texto en imágenes. Por favor, no hagas esto.</text:span></text:p>
      <text:p text:style-name="P1">Como los usuarios no destacan el texto para cambiar la fuente o el color, el texto se desdibujará a medida que se acercan. También no hay jerarquía para los lectores de pantalla, y el texto no es buscable. Si las imágenes no muestran, el texto alt a menudo es difícil de leer o no se muestra en absoluto. Todo esto es terrible para la accesibilidad.</text:p>
      <text:p text:style-name="P7"><text:span text:style-name="T2">Para obtener una representación consistente en un </text:span><text:span text:style-name="Source_20_Text"><text:span text:style-name="T2">&lt;p&gt;</text:span></text:span><text:span text:style-name="T2">o o </text:span><text:span text:style-name="Source_20_Text"><text:span text:style-name="T2">&lt;h&gt;</text:span></text:span><text:span text:style-name="T2">elemento, simplemente definir un margen, tamaño de fuente y familia de fuentes, sugirió Mark.</text:span></text:p>
      <text:p text:style-name="P6">11. <text:span text:style-name="T8">Elija a las personas adecuadas para tomar decisiones finales</text:span></text:p>
      <text:p text:style-name="P1">Las decisiones cruciales de diseño y desarrollo de productos sólo deben ser tomadas por aquellos que tienen una inversión personal o conexión con el problema del producto, recomendó Ivana McConnell.</text:p>
      <text:p text:style-name="P1">Si no tienes a esta gente en tu equipo, o no los estás contratando, deberías estar cuestionando por qué estás construyendo el producto en primer lugar, advirtió. No todo el mundo puede construir empatía, por ejemplo, los hombres que trabajan en una aplicación centrada en la fertilidad, pero eso no significa que tus habilidades no tengan valor. Sólo significa que la decisión final no debe recaer en ti, y debes crear espacio para y empoderar al creador de decisiones en tu equipo.</text:p>
      <text:p text:style-name="P6">12. <text:span text:style-name="T8">Emparar el diseño inclusivo en objetivos estratégicos</text:span></text:p>
      <text:p text:style-name="P1">Obstar buy-in e incrustar la accesibilidad y el diseño inclusivo en una organización no es fácil. Requiere un cambio significativo de la cultura para garantizar que se logren los resultados adecuados para todos los clientes.</text:p>
      <text:p text:style-name="P7"><text:a xlink:type="simple" xlink:href="https://twitter.com/cfunn" office:target-frame-name="_blank" xlink:show="new" text:style-name="Internet_20_link" text:visited-style-name="Visited_20_Internet_20_Link"><text:span text:style-name="T2">David Caldwell</text:span></text:a><text:span text:style-name="T2">, gerente de accesibilidad digital del banco multinacional británico Barclays admitió que abrazar un diseño inclusivo es difícil pero no imposible.</text:span></text:p>
      <text:p text:style-name="P1">El consejo más grande que le daría a cualquiera que quiera embarcarse en este viaje es ver cómo la accesibilidad y el diseño inclusivo pueden vincularse a los objetivos e iniciativas estratégicos existentes, sugirió. Estás rediseñando tu interfaz de usuario o marca pronto? Es un valor central de la experiencia del cliente de la organización?</text:p>
      <text:p text:style-name="P1"><text:soft-page-break/>David le aconsejó que es importante no sólo explicar los beneficios de volverse más accesible a toda la organización también vital para mostrar los beneficios para las personas dentro de los equipos.</text:p>
      <text:p text:style-name="P1">Es tan importante ganar corazones y mentes como tener procesos y procedimientos para habilitar las manos.</text:p>
      <text:p text:style-name="P7"><text:span text:style-name="Citation"><text:span text:style-name="T5">David Caldwell</text:span></text:span><text:span text:style-name="T6"> </text:span></text:p>
      <text:p text:style-name="P1">Es tan importante ganar corazones y mentes como tener procesos y procedimientos para habilitar las manos, enfatizaron.</text:p>
      <text:p text:style-name="P1">El diseño inclusivo es bueno para los negocios</text:p>
      <text:p text:style-name="P7"><text:a xlink:type="simple" xlink:href="https://twitter.com/intent/tweet?text=Inclusive%20design%20is%20about%20maximizing%20your%20potential%20audience%20and%20creating%20better%20products%20http%3A%2F%2Fbit.ly%2F2GbfX3F%20%40ShopifyPartners" office:target-frame-name="_blank" xlink:show="new" text:style-name="Internet_20_link" text:visited-style-name="Visited_20_Internet_20_Link"><text:span text:style-name="T2">El diseño inclusivo consiste en maximizar su audiencia potencial y crear mejores productos</text:span></text:a></text:p>
      <text:p text:style-name="P1">sin importar en qué situación se encuentren sus usuarios. Simplemente tiene sentido para los negocios, porque cuanto más gente llegas, mayor es el beneficio potencial. Es así de simple. Siga los consejos anteriores y esté en su camino a diseñar productos para el mayor número posible de person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 svg:font-family="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2:18:27.319712681</meta:creation-date>
    <dc:date>2024-04-23T12:24:44.497185331</dc:date>
    <meta:editing-duration>PT6M19S</meta:editing-duration>
    <meta:editing-cycles>1</meta:editing-cycles>
    <meta:document-statistic meta:table-count="0" meta:image-count="0" meta:object-count="0" meta:page-count="7" meta:paragraph-count="75" meta:word-count="2352" meta:character-count="14417" meta:non-whitespace-character-count="12133"/>
    <meta:generator>LibreOffice/7.3.7.2$Linux_X86_64 LibreOffice_project/30$Build-2</meta:generator>
  </office:meta>
</office:document-meta>
</file>